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083in"/>
    </style:style>
    <style:style style:name="Tabla1.B" style:family="table-column">
      <style:table-column-properties style:column-width="1.6882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083in"/>
    </style:style>
    <style:style style:name="Tabla2.B" style:family="table-column">
      <style:table-column-properties style:column-width="1.6868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0.8083in" style:rel-column-width="7641*"/>
    </style:style>
    <style:style style:name="Tabla3.B" style:family="table-column">
      <style:table-column-properties style:column-width="2.2542in" style:rel-column-width="21302*"/>
    </style:style>
    <style:style style:name="Tabla3.C" style:family="table-column">
      <style:table-column-properties style:column-width="3.8715in" style:rel-column-width="36592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Ubuntu Condensed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059831" style:font-name-asian="Bitstream Vera Sans" style:font-size-asian="8pt" style:font-weight-asian="normal" style:font-name-complex="Bitstream Ver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Helvetica" fo:font-size="8pt" fo:font-weight="normal" officeooo:rsid="002d7f86" officeooo:paragraph-rsid="002d7f86" style:font-name-asian="Bitstream Vera Sans" style:font-size-asian="8pt" style:font-weight-asian="normal" style:font-name-complex="Bitstream Vera Sans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b95b4" officeooo:paragraph-rsid="0016666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e7eda" officeooo:paragraph-rsid="00166666" style:font-size-asian="9pt" style:font-size-complex="9pt"/>
    </style:style>
    <style:style style:name="P12" style:family="paragraph" style:parent-style-name="terp_5f_default_5f_8">
      <style:text-properties style:font-name="Ubuntu Condensed" officeooo:rsid="0001f3b0" officeooo:paragraph-rsid="00059831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3e9ad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fo:font-size="10pt" officeooo:paragraph-rsid="0016666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Ubuntu Condensed" fo:font-size="10pt" officeooo:paragraph-rsid="0047a728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officeooo:rsid="003e9ad5" officeooo:paragraph-rsid="003e9ad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Condensed" fo:font-size="10pt" officeooo:rsid="004d0481" officeooo:paragraph-rsid="004d0481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Ubuntu Condensed" fo:font-size="10pt" officeooo:rsid="0032f002" officeooo:paragraph-rsid="002d7f86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05983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Ubuntu Condensed" fo:font-size="10pt" officeooo:rsid="003d0174" officeooo:paragraph-rsid="00166666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1e30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8abb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Ubuntu Condensed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166666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4b95b4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4e7eda" officeooo:paragraph-rsid="005b9082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officeooo:rsid="00448566"/>
    </style:style>
    <style:style style:name="T10" style:family="text">
      <style:text-properties officeooo:rsid="0045c202"/>
    </style:style>
    <style:style style:name="T11" style:family="text">
      <style:text-properties officeooo:rsid="004b95b4"/>
    </style:style>
    <style:style style:name="T12" style:family="text">
      <style:text-properties officeooo:rsid="004e6f0d"/>
    </style:style>
    <style:style style:name="T13" style:family="text">
      <style:text-properties officeooo:rsid="005b9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5">Generals</text:p>
          </table:table-cell>
          <table:table-cell table:style-name="Tabla1.C1" office:value-type="string">
            <text:p text:style-name="P4">Product<text:span text:style-name="T4">s</text:span></text:p>
          </table:table-cell>
        </table:table-row>
      </table:table>
      <text:p text:style-name="P12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3">→<text:span text:style-name="T12"> </text:span><text:text-input text:description="&lt;time.strftime(&quot;%d.%m.%Y&quot;, time.strptime(o.date_order, &quot;%Y-%m-%d&quot;))&gt;">start date</text:text-input></text:p>
            <text:p text:style-name="P19">→<text:span text:style-name="T12"> </text:span><text:text-input text:description="&lt;o.flight_in&gt;">flight_in</text:text-input></text:p>
            <text:p text:style-name="P20"><text:span text:style-name="T12">← </text:span><text:text-input text:description="&lt;time.strftime(&quot;%d.%m.%Y&quot;, time.strptime(o.end_date, &quot;%Y-%m-%d&quot;))&gt;">end date</text:text-input></text:p>
            <text:p text:style-name="P19"><text:span text:style-name="T12">← </text:span><text:span text:style-name="T12"><text:text-input text:description="&lt;o.flight_out&gt;">flight out</text:text-input></text:span></text:p>
          </table:table-cell>
          <table:table-cell table:style-name="Tabla2.A1" office:value-type="string">
            <text:p text:style-name="P15"><text:span text:style-name="T8">Lead name</text:span><text:span text:style-name="T6">:</text:span></text:p>
            <text:p text:style-name="P15"><text:text-input text:description="&lt;o.lead_name&gt;">lead name</text:text-input> <text:span text:style-name="T5">(</text:span><text:span text:style-name="T5"><text:text-input text:description="&lt;count(o.pax_ids)&gt;">paxs</text:text-input></text:span><text:span text:style-name="T5">)</text:span></text:p>
            <text:p text:style-name="P18"><text:span text:style-name="T7">Reference</text:span>:</text:p>
            <text:p text:style-name="P21"><text:text-input text:description="&lt;o.name&gt;">reference</text:text-input></text:p>
          </table:table-cell>
          <table:table-cell table:style-name="Tabla2.C1" office:value-type="string">
            <text:p text:style-name="P22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3"><text:text-input text:description="&lt;time.strftime(&quot;%d.%m.%Y&quot;, time.strptime(l.start_date, &quot;%Y-%m-%d&quot;))&gt;">start</text:text-input></text:p>
                  <text:p text:style-name="P24"><text:text-input text:description="&lt;time.strftime(&quot;%d.%m.%Y&quot;, time.strptime(l.end_date, &quot;%Y-%m-%d&quot;))&gt;">end</text:text-input></text:p>
                </table:table-cell>
                <table:table-cell table:style-name="Tabla3.A1" office:value-type="string">
                  <text:p text:style-name="P22"><text:text-input text:description="&lt;l.name&gt;">product</text:text-input></text:p>
                  <text:p text:style-name="P14"><text:span text:style-name="T9">(</text:span><text:text-input text:description="&lt;l.reservation_number&gt;">confirmation</text:text-input><text:span text:style-name="T9">)</text:span></text:p>
                </table:table-cell>
                <table:table-cell table:style-name="Tabla3.C1" office:value-type="string">
                  <text:p text:style-name="P9"><text:text-input text:description="&lt;if test=&quot;l.sale_context_id.category_id.id == 6&quot;&gt;">hotel</text:text-input></text:p>
                  <text:p text:style-name="P26"><text:text-input text:description="&lt;l.hotel_2_meal_plan_id.name&gt;">meal plan</text:text-input></text:p>
                  <text:p text:style-name="P16"><text:text-input text:description="&lt;for each=&quot;r in l.sale_context_id.hotel_1_rooming_ids&quot;&gt;">start for rooming</text:text-input></text:p>
                  <text:p text:style-name="P17"><text:text-input text:description="&lt;r.quantity&gt;">quantity</text:text-input> <text:text-input text:description="&lt;r.room&gt;">room</text:text-input> <text:span text:style-name="T10"><text:text-input text:description="&lt;r.room_type_id.name&gt;">type</text:text-input></text:span><text:span text:style-name="T10"> <text:s/>Ad: </text:span><text:span text:style-name="T10"><text:text-input text:description="&lt;r.adults&gt;">adults</text:text-input></text:span><text:span text:style-name="T10"> Ch: </text:span><text:span text:style-name="T10"><text:text-input text:description="&lt;r.children&gt;">children</text:text-input></text:span></text:p>
                  <text:p text:style-name="P26"><text:text-input text:description="&lt;/for&gt;">end for rooming</text:text-input></text:p>
                  <text:p text:style-name="P9"><text:text-input text:description="&lt;/if&gt;">/hotel</text:text-input></text:p>
                  <text:p text:style-name="P10"><text:text-input text:description="&lt;if test=&quot;l.sale_context_id.category_id.id == 8&quot;&gt;">transfer</text:text-input></text:p>
                  <text:p text:style-name="P27"><text:span text:style-name="T11"><text:text-input text:description="&lt;l.transfer_1_vehicle_type_id.name&gt;">type</text:text-input></text:span><text:span text:style-name="T11"> </text:span><text:span text:style-name="T11"><text:text-input text:description="&lt;l.transfer_2_guide_id.name&gt;">guide</text:text-input></text:span><text:span text:style-name="T11"> </text:span><text:span text:style-name="T11"><text:text-input text:description="&lt;l.transfer_3_confort_id.name&gt;">confort</text:text-input></text:span></text:p>
                  <text:p text:style-name="P10"><text:text-input text:description="&lt;/if&gt;">/transfer</text:text-input></text:p>
                  <text:p text:style-name="P11"><text:text-input text:description="&lt;if test=&quot;l.sale_context_id.category_id.id == 4&quot;&gt;">car</text:text-input></text:p>
                  <text:p text:style-name="P28"><text:text-input text:description="&lt;search('product.car', [('product_id', '=', l.product_id.id)])[0].class_id.name&gt;">model</text:text-input> <text:span text:style-name="T13"><text:text-input text:description="&lt;search('product.car', [('product_id', '=', l.product_id.id)])[0].transmission_id.name&gt;">transmission</text:text-input></text:span><text:span text:style-name="T13"> (</text:span><text:span text:style-name="T13"><text:text-input text:description="&lt;search('product.car', [('product_id', '=', l.product_id.id)])[0].passengers&gt;">paxs</text:text-input></text:span><text:span text:style-name="T13"> seats)</text:span> </text:p>
                  <text:p text:style-name="P11"><text:text-input text:description="&lt;/if&gt;">/car</text:text-input></text:p>
                </table:table-cell>
              </table:table-row>
            </table:table>
            <text:p text:style-name="P25"><text:text-input text:description="&lt;/for&gt;">end products</text:text-input></text:p>
          </table:table-cell>
        </table:table-row>
      </table:table>
      <text:p text:style-name="P7"><text:text-input text:description="&lt;/for&gt;">end for objects</text:text-input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29T22:03:04.069334717</dc:date>
    <dc:creator>Yuriq Quintana</dc:creator>
    <meta:editing-duration>PT23H5M28S</meta:editing-duration>
    <meta:editing-cycles>78</meta:editing-cycles>
    <meta:generator>LibreOffice/4.2.6.3$Linux_X86_64 LibreOffice_project/420m0$Build-3</meta:generator>
    <meta:document-statistic meta:table-count="3" meta:image-count="0" meta:object-count="0" meta:page-count="1" meta:paragraph-count="33" meta:word-count="142" meta:character-count="470" meta:non-whitespace-character-count="434"/>
  </office:meta>
</office:document-meta>
</file>